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tyle color="green">
              <mfrac>
                <mn>1</mn>
                <mn>10</mn>
              </mfrac>
            </mstyle>
            <mspace width="0.5em"/>
            <mtext>B</mtext>
            <mrow>
              <mspace width="2em"/>
              <mo stretchy="false">=</mo>
              <mspace width="2em"/>
            </mrow>
            <mn>1</mn>
            <mtext>dB</mtext>
            <mspace width="4em"/>
            <mo stretchy="false">⇒</mo>
            <mspace width="4em"/>
            <mn>1</mn>
            <mtext>B</mtext>
            <mrow>
              <mspace width="2em"/>
              <mo stretchy="false">=</mo>
              <mspace width="2em"/>
            </mrow>
            <mstyle color="red">
              <mn>10</mn>
            </mstyle>
            <mtext>dB</mtext>
          </mrow>
        </mtd>
      </mtr>
      <mtr>
        <mtd>
          <mrow>
            <mspace width="35em"/>
            <mi>L</mi>
            <mrow>
              <mspace width="2em"/>
              <mo stretchy="false">=</mo>
              <mspace width="2em"/>
            </mrow>
            <mtext>lg</mtext>
            <mrow>
              <mo fence="true" stretchy="true">(</mo>
              <mrow>
                <mfrac>
                  <mi>I</mi>
                  <msub>
                    <mi>I</mi>
                    <mn>0</mn>
                  </msub>
                </mfrac>
              </mrow>
              <mo fence="true" stretchy="true">)</mo>
            </mrow>
            <mspace width="2em"/>
            <mtext>B</mtext>
            <mrow>
              <mspace width="2em"/>
              <mo stretchy="false">=</mo>
              <mspace width="2em"/>
            </mrow>
            <mstyle color="red">
              <mn>10</mn>
            </mstyle>
            <mspace width="0.5em"/>
            <mtext>lg</mtext>
            <mrow>
              <mo fence="true" stretchy="true">(</mo>
              <mrow>
                <mfrac>
                  <mi>I</mi>
                  <msub>
                    <mi>I</mi>
                    <mn>0</mn>
                  </msub>
                </mfrac>
              </mrow>
              <mo fence="true" stretchy="true">)</mo>
            </mrow>
            <mspace width="2em"/>
            <mtext>dB</mtext>
          </mrow>
        </mtd>
      </mtr>
    </mtable>
    <annotation encoding="StarMath 5.0">color green {1 over 10} ` "B" ~=~ 1 "dB" ~~drarrow~~ 1 "B" ~=~ color red 10 "dB" newline 
~~~~~~~~~~~~~~~~~``
L ~=~ "lg" left ( I over I _0 right ) ~ "B"
~=~ color red 10 ` "lg" left ( I over I _0 right ) ~ "dB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1:43:50.259000000</meta:creation-date>
    <dc:date>2015-04-15T12:02:10.006000000</dc:date>
    <meta:editing-duration>PT15M4S</meta:editing-duration>
    <meta:editing-cycles>2</meta:editing-cycles>
    <meta:generator>LibreOffice/4.3.4.1$Windows_x86 LibreOffice_project/bc356b2f991740509f321d70e4512a6a54c5f243</meta:generator>
  </office:meta>
</office:document-meta>
</file>